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5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5">
      <style:paragraph-properties fo:margin-top="0cm" fo:margin-bottom="0cm" loext:contextual-spacing="false"/>
    </style:style>
    <style:style style:name="P7" style:family="paragraph" style:parent-style-name="Heading_20_2">
      <style:text-properties fo:font-weight="bold" officeooo:paragraph-rsid="000dfbb8" style:font-weight-asian="bold" style:font-weight-complex="bold"/>
    </style:style>
    <style:style style:name="P8" style:family="paragraph" style:parent-style-name="Heading_20_2" style:master-page-name="Standard">
      <style:paragraph-properties style:page-number="1"/>
      <style:text-properties officeooo:paragraph-rsid="000dfbb8"/>
    </style:style>
    <style:style style:name="P9" style:family="paragraph" style:parent-style-name="Standard" style:list-style-name="WWNum1">
      <style:paragraph-properties fo:margin-left="1.27cm" fo:margin-right="0cm" fo:line-height="162%" fo:text-indent="-0.635cm" style:auto-text-indent="false" fo:padding="0cm" fo:border="none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T1" style:family="text">
      <style:text-properties fo:color="#0b5394"/>
    </style:style>
    <style:style style:name="T2" style:family="text">
      <style:text-properties fo:color="#0b5394" fo:font-style="italic" fo:font-weight="bold" style:font-style-asian="italic" style:font-weight-asian="bold"/>
    </style:style>
    <style:style style:name="T3" style:family="text">
      <style:text-properties fo:color="#0b5394" fo:font-style="italic" style:font-style-asian="italic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mztsfph2gaxu"/>Nombre del Taller: </text:p>
      <text:p text:style-name="P7">Despliega un cluster kubernetes en 5 minutos con k3s</text:p>
      <text:p text:style-name="Heading_20_2"><text:bookmark text:name="_xqhb26vyu0wr"/>Objetivos del taller:</text:p>
      <text:list xml:id="list498687371151370923" text:style-name="L1">
        <text:list-item>
          <text:p text:style-name="P4">Repasar los conceptos sobre contenedores </text:p>
        </text:list-item>
        <text:list-item>
          <text:p text:style-name="P4">Repasar los conceptos sobre kubernetes </text:p>
        </text:list-item>
        <text:list-item>
          <text:p text:style-name="P4">Conoce las características del instalador k3s </text:p>
        </text:list-item>
        <text:list-item>
          <text:p text:style-name="P4">Desplegar un cluster kubernetes con k3s </text:p>
        </text:list-item>
        <text:list-item>
          <text:p text:style-name="P1">Probar el funcionamiento del cluster kubernetes </text:p>
        </text:list-item>
      </text:list>
      <text:p text:style-name="Heading_20_2"><text:bookmark text:name="_jn6nvc26acx6"/>Nivel del taller:</text:p>
      <text:list xml:id="list8823034514440226319" text:style-name="WWNum1">
        <text:list-item>
          <text:p text:style-name="P9"><text:span text:style-name="T4">Intermedio</text:span></text:p>
        </text:list-item>
      </text:list>
      <text:p text:style-name="Heading_20_2"><text:bookmark text:name="_zd20l1jukuuk"/>¿Qué aprenderé en el taller?:</text:p>
      <text:list xml:id="list367046408559359257" text:style-name="L2">
        <text:list-item>
          <text:p text:style-name="P5">Repasar conceptos sobre contenedores y kubernetes </text:p>
        </text:list-item>
        <text:list-item>
          <text:p text:style-name="P5">Desplegar un cluster multinodo de kubernetes con k3s </text:p>
        </text:list-item>
        <text:list-item>
          <text:p text:style-name="P5">Configurar el acceso al cluster desde un cliente </text:p>
        </text:list-item>
        <text:list-item>
          <text:p text:style-name="P2">Probar la funcionalidad del cluster que hemos creado </text:p>
        </text:list-item>
      </text:list>
      <text:p text:style-name="Heading_20_2"><text:bookmark text:name="_k3f19nvw9dsu"/>Conocimientos Previos (requisitos):</text:p>
      <text:list xml:id="list9202108538638276454" text:style-name="L5">
        <text:list-item>
          <text:p text:style-name="P6">Conocer los conceptos básicos de alguna tecnología de contenedores (por ejemplo docker) </text:p>
        </text:list-item>
        <text:list-item>
          <text:p text:style-name="P6">Conocer los recursos que nos ofrece un cluster e kubernetes </text:p>
        </text:list-item>
        <text:list-item>
          <text:p text:style-name="P3">Conocimientos básicos sobre linux, que será el sistema operativo usado en este taller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22222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✓" text:bullet-char="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3-14T09:58:46.854740788</dc:date>
    <meta:editing-duration>PT1M33S</meta:editing-duration>
    <meta:editing-cycles>1</meta:editing-cycles>
    <meta:document-statistic meta:table-count="0" meta:image-count="0" meta:object-count="0" meta:page-count="1" meta:paragraph-count="19" meta:word-count="133" meta:character-count="849" meta:non-whitespace-character-count="735"/>
  </office:meta>
</office:document-meta>
</file>